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cm" fo:min-width="10.3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text-properties fo:font-size="27pt" fo:language="en" fo:country="US"/>
    </style:style>
    <style:style style:name="P3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4" style:family="paragraph">
      <style:text-properties fo:language="en" fo:country="US"/>
    </style:style>
    <style:style style:name="P5" style:family="paragraph">
      <loext:graphic-properties draw:fill-color="#ffffff"/>
      <style:text-properties fo:font-size="20pt" fo:language="en" fo:country="US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9211e" loext:opacity="100%"/>
    </style:style>
    <style:style style:name="P8" style:family="paragraph">
      <style:text-properties fo:font-size="13pt" fo:language="en" fo:country="US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color="#2a6099" loext:opacity="100%" fo:language="en" fo:country="US"/>
    </style:style>
    <style:style style:name="T3" style:family="text">
      <style:text-properties fo:color="#ff0000" loext:opacity="100%" fo:language="en" fo:country="US"/>
    </style:style>
    <style:style style:name="T4" style:family="text">
      <style:text-properties fo:color="#c9211e" loext:opacity="100%"/>
    </style:style>
    <style:style style:name="T5" style:family="text">
      <style:text-properties fo:color="#2a6099" loext:opacity="100%" fo:font-size="13pt" fo:language="en" fo:country="US" style:font-size-asian="13pt" style:font-size-complex="13pt"/>
    </style:style>
    <style:style style:name="T6" style:family="text">
      <style:text-properties fo:color="#ff0000" loext:opacity="100%" fo:font-size="13pt" fo:language="en" fo:country="US" style:font-size-asian="13pt" style:font-size-complex="13pt"/>
    </style:style>
    <style:style style:name="T7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sanpo</text:p>
          </draw:text-box>
        </draw:frame>
        <draw:frame presentation:style-name="pr2" draw:text-style-name="P2" draw:layer="layout" svg:width="25cm" svg:height="3.583cm" svg:x="1.25cm" svg:y="10.75cm" presentation:class="subtitle" presentation:user-transformed="true">
          <draw:text-box>
            <text:p text:style-name="P2">Sanitize PO files from gettext for version control<text:line-break/><text:line-break/>Thomas Aglassing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4">About gettext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The gettext collects text to be translated from source code in PO files.</text:p>
              </text:list-item>
              <text:list-item>
                <text:p text:style-name="P4">PO files are human readable and can be sent to translators.</text:p>
              </text:list-item>
              <text:list-item>
                <text:p text:style-name="P4">PO files contain metadata helpful for email based translation workflow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Default PO metadata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<text:span text:style-name="T1">"Project-Id-Version: PACKAGE VERSION\n"</text:span></text:p>
            <text:p text:style-name="P4"><text:span text:style-name="T1">"Report-Msgid-Bugs-To: \n"</text:span></text:p>
            <text:p text:style-name="P4"><text:span text:style-name="T1">"POT-Creation-Date: 2021-09-06 16:16+0200\n"</text:span></text:p>
            <text:p text:style-name="P4"><text:span text:style-name="T1">"PO-Revision-Date: YEAR-MO-DA HO:MI+ZONE\n"</text:span></text:p>
            <text:p text:style-name="P4"><text:span text:style-name="T1">"Last-Translator: FULL NAME &lt;EMAIL@ADDRESS&gt;\n"</text:span></text:p>
            <text:p text:style-name="P4"><text:span text:style-name="T1">"Language-Team: LANGUAGE &lt;LL@li.org&gt;\n"</text:span></text:p>
            <text:p text:style-name="P4"><text:span text:style-name="T1">"Language: \n"</text:span></text:p>
            <text:p text:style-name="P4"><text:span text:style-name="T1">"MIME-Version: 1.0\n"</text:span></text:p>
            <text:p text:style-name="P4"><text:span text:style-name="T1">"Content-Type: text/plain; charset=UTF-8\n"</text:span></text:p>
            <text:p text:style-name="P4"><text:span text:style-name="T1">"Content-Transfer-Encoding: 8bit\n"</text:span></text:p>
            <text:p text:style-name="P4"><text:span text:style-name="T1">"Plural-Forms: nplurals=2; plural=(n != 1);\n"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Default PO metadata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<text:span text:style-name="T2">"Project-Id-Version: PACKAGE VERSION\n"</text:span></text:p>
            <text:p text:style-name="P4"><text:span text:style-name="T2">"Report-Msgid-Bugs-To: \n"</text:span></text:p>
            <text:p text:style-name="P4"><text:span text:style-name="T3">"POT-Creation-Date: 2021-09-06 16:16+0200\n"</text:span></text:p>
            <text:p text:style-name="P4"><text:span text:style-name="T3">"PO-Revision-Date: YEAR-MO-DA HO:MI+ZONE\n"</text:span></text:p>
            <text:p text:style-name="P4"><text:span text:style-name="T3">"Last-Translator: FULL NAME &lt;EMAIL@ADDRESS&gt;\n"</text:span></text:p>
            <text:p text:style-name="P4"><text:span text:style-name="T2">"Language-Team: LANGUAGE &lt;LL@li.org&gt;\n"</text:span></text:p>
            <text:p text:style-name="P4"><text:span text:style-name="T1">"Language: \n"</text:span></text:p>
            <text:p text:style-name="P4"><text:span text:style-name="T1">"MIME-Version: 1.0\n"</text:span></text:p>
            <text:p text:style-name="P4"><text:span text:style-name="T1">"Content-Type: text/plain; charset=UTF-8\n"</text:span></text:p>
            <text:p text:style-name="P4"><text:span text:style-name="T1">"Content-Transfer-Encoding: 8bit\n"</text:span></text:p>
            <text:p text:style-name="P4"><text:span text:style-name="T1">"Plural-Forms: nplurals=2; plural=(n != 1);\n"</text:span></text:p>
          </draw:text-box>
        </draw:frame>
        <draw:custom-shape draw:style-name="gr2" draw:text-style-name="P6" draw:layer="layout" svg:width="10.5cm" svg:height="2.5cm" svg:x="15.5cm" svg:y="4cm">
          <text:p text:style-name="P6">Not very interesting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0.5cm" svg:height="2.5cm" svg:x="15.5cm" svg:y="7.5cm">
          <text:p text:style-name="P7"><text:span text:style-name="T4">Covered by version control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nter sanpo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Available from </text:span><text:span text:style-name="T1"><text:a xlink:href="https://github.com/roskakori/sanpo" xlink:type="simple">https://github.com/roskakori/sanpo</text:a></text:span><text:span text:style-name="T1"><text:s text:c="2"/></text:span><text:span text:style-name="T1"><text:line-break/></text:span><text:span text:style-name="T1">(and soon pypi)</text:span></text:p>
              </text:list-item>
              <text:list-item>
                <text:p text:style-name="P4"><text:span text:style-name="T1">Usage:</text:span><text:span text:style-name="T1"><text:line-break/></text:span><text:span text:style-name="T1">sanpo some.po other.po ...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PO metadata before and after sanpo</text:p>
          </draw:text-box>
        </draw:frame>
        <draw:frame presentation:style-name="pr8" draw:text-style-name="P8" draw:layer="layout" svg:width="12.103cm" svg:height="9.716cm" svg:x="1.397cm" svg:y="4cm" presentation:class="outline" presentation:user-transformed="true">
          <draw:text-box>
            <text:p text:style-name="P8"><text:span text:style-name="T5">"Project-Id-Version: PACKAGE VERSION\n"</text:span></text:p>
            <text:p text:style-name="P8"><text:span text:style-name="T5">"Report-Msgid-Bugs-To: \n"</text:span></text:p>
            <text:p text:style-name="P8"><text:span text:style-name="T6">"POT-Creation-Date: 2021-09-06 16:16+0200\n"</text:span></text:p>
            <text:p text:style-name="P8"><text:span text:style-name="T6">"PO-Revision-Date: YEAR-MO-DA HO:MI+ZONE\n"</text:span></text:p>
            <text:p text:style-name="P8"><text:span text:style-name="T6">"Last-Translator: FULL NAME &lt;EMAIL@ADDRESS&gt;\n"</text:span></text:p>
            <text:p text:style-name="P8"><text:span text:style-name="T5">"Language-Team: LANGUAGE &lt;LL@li.org&gt;\n"</text:span></text:p>
            <text:p text:style-name="P8"><text:span text:style-name="T7">"Language: \n"</text:span></text:p>
            <text:p text:style-name="P8"><text:span text:style-name="T7">"MIME-Version: 1.0\n"</text:span></text:p>
            <text:p text:style-name="P8"><text:span text:style-name="T7">"Content-Type: text/plain; charset=UTF-8\n"</text:span></text:p>
            <text:p text:style-name="P8"><text:span text:style-name="T7">"Content-Transfer-Encoding: 8bit\n"</text:span></text:p>
            <text:p text:style-name="P8"><text:span text:style-name="T7">"Plural-Forms: nplurals=2; plural=(n != 1);\n"</text:span></text:p>
          </draw:text-box>
        </draw:frame>
        <draw:frame presentation:style-name="pr8" draw:text-style-name="P8" draw:layer="layout" svg:width="12.103cm" svg:height="9.716cm" svg:x="14.897cm" svg:y="4cm" presentation:class="outline" presentation:user-transformed="true">
          <draw:text-box>
            <text:p text:style-name="P8"><text:span text:style-name="T7">"Language: \n"</text:span></text:p>
            <text:p text:style-name="P8"><text:span text:style-name="T7">"MIME-Version: 1.0\n"</text:span></text:p>
            <text:p text:style-name="P8"><text:span text:style-name="T7">"Content-Type: text/plain; charset=UTF-8\n"</text:span></text:p>
            <text:p text:style-name="P8"><text:span text:style-name="T7">"Content-Transfer-Encoding: 8bit\n"</text:span></text:p>
            <text:p text:style-name="P8"><text:span text:style-name="T7">"Plural-Forms: nplurals=2; plural=(n != 1);\n"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Futur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Order msgid so gettext does not move them around when new source files with localized messages are added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07T18:22:45.467997599</meta:creation-date>
    <meta:editing-duration>PT3M14S</meta:editing-duration>
    <meta:editing-cycles>3</meta:editing-cycles>
    <meta:generator>LibreOffice/7.0.4.2$MacOSX_X86_64 LibreOffice_project/dcf040e67528d9187c66b2379df5ea4407429775</meta:generator>
    <dc:title>Vivid</dc:title>
    <dc:date>2021-09-07T18:38:23.344112116</dc:date>
    <meta:document-statistic meta:object-count="87"/>
  </office:meta>
</office:document-meta>
</file>